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2pt" style:text-underline-style="none" officeooo:paragraph-rsid="00115822" style:font-size-asian="12pt" style:font-size-complex="12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15822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3ae0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04492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UrbanBody">
      <style:text-properties style:font-name="Arial" fo:font-size="9pt" fo:font-weight="normal" officeooo:paragraph-rsid="00104492" style:font-size-asian="9pt" style:font-weight-asian="normal" style:font-size-complex="9pt" style:font-weight-complex="normal"/>
    </style:style>
    <style:style style:name="P11" style:family="paragraph" style:parent-style-name="UrbanBody">
      <style:text-properties fo:color="#800000" style:font-name="Arial" fo:font-size="10pt" fo:font-style="italic" style:text-underline-style="none" fo:font-weight="normal" officeooo:rsid="00124a85" officeooo:paragraph-rsid="00115822" fo:background-color="#ffff00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officeooo:paragraph-rsid="000f3ae0" style:font-size-asian="10.5pt" style:font-size-complex="10.5pt"/>
    </style:style>
    <style:style style:name="P13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4" style:family="paragraph" style:parent-style-name="Standard">
      <style:paragraph-properties fo:margin-left="0.85cm" fo:margin-right="0cm" fo:text-align="start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11582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officeooo:paragraph-rsid="00157d14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5822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ff3333" officeooo:rsid="00104492" fo:background-color="#ffff00" loext:char-shading-value="0"/>
    </style:style>
    <style:style style:name="T7" style:family="text">
      <style:text-properties officeooo:rsid="00216783"/>
    </style:style>
    <style:style style:name="T8" style:family="text">
      <style:text-properties officeooo:rsid="001dc90b"/>
    </style:style>
    <style:style style:name="T9" style:family="text">
      <style:text-properties officeooo:rsid="000f3ae0"/>
    </style:style>
    <style:style style:name="T10" style:family="text">
      <style:text-properties style:use-window-font-color="true" officeooo:rsid="000dc8b6"/>
    </style:style>
    <style:style style:name="T11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2" style:family="text">
      <style:text-properties style:font-name="Arial1" fo:language="fr" fo:country="BE" style:text-underline-style="none" fo:font-weight="bold" officeooo:rsid="0020a438" style:font-name-asian="Calibri" style:font-weight-asian="bold" style:font-name-complex="Calibri" style:font-weight-complex="bold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fo:font-weight="normal" officeooo:rsid="00157d14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9" style:family="text">
      <style:text-properties style:font-name="Arial" fo:font-size="10.5pt" fo:font-weight="bold" officeooo:rsid="001643ac" style:font-size-asian="10.5pt" style:font-weight-asian="bold" style:font-size-complex="10.5pt" style:font-weight-complex="bold"/>
    </style:style>
    <style:style style:name="T20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Arial" fo:font-size="10.5pt" style:text-underline-style="none" fo:font-weight="bold" officeooo:rsid="001643ac" style:font-size-asian="10.5pt" style:font-weight-asian="bold" style:font-size-complex="10.5pt" style:font-weight-complex="bold"/>
    </style:style>
    <style:style style:name="T22" style:family="text">
      <style:text-properties officeooo:rsid="001643ac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5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7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<text:span text:style-name="T15"><office:annotation><dc:creator>Gauthier Bastien</dc:creator><dc:date>2011-01-13T14:56:41</dc:date><text:p text:style-name="P18">do text</text:p><text:p text:style-name="P18">from document(at=tlpe, format='odt')</text:p></office:annotation></text:span><text:span text:style-name="T16">Import depuis </text:span><text:span text:style-name="T17">tlpe</text:span><text:span text:style-name="T16">.odt</text:span></text:p>
            <text:p text:style-name="P11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2"/></text:span></text:p>
      <text:p text:style-name="UrbanBody"><text:span text:style-name="T18">Références SPW - </text:span><text:span text:style-name="T21">TLPE</text:span><text:span text:style-name="T18"> :</text:span><text:span text:style-name="T20"> </text:span><text:span text:style-name="T20"><text:text-input text:description="Référence DGATLP">self.referenceDGATLP</text:text-input></text:span></text:p>
      <text:p text:style-name="P8"/>
      <text:p text:style-name="P4"><office:annotation><dc:creator>Gauthier Bastien</dc:creator><dc:date>2011-02-16T16:12:24</dc:date><text:p text:style-name="P18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/>
      <text:p text:style-name="P7"><text:span text:style-name="T11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2">Composition du dossier</text:p>
      <text:p text:style-name="P13">1 Exemplaire de l<text:span text:style-name="T7">'annexe </text:span><text:span text:style-name="T6">XXX</text:span></text:p>
      <text:p text:style-name="P13">1 Récépissé en date du <text:text-input text:description="Date du récépissé">tool.formatDate(self.getLastDeposit().getEventDate())</text:text-input><text:s/></text:p>
      <text:p text:style-name="P13">1 Courrier de <text:span text:style-name="T8">la Commune de Fléron</text:span> suivant l'article <text:span text:style-name="T8">D.IV.33.2°</text:span></text:p>
      <text:p text:style-name="P13">1 Récépissé du <text:s/></text:p>
      <text:p text:style-name="P13">1 <text:span text:style-name="T9">Courrier d'irrecevabilité</text:span> <text:span text:style-name="T8">suivant l'article D.IV.33.2°</text:span></text:p>
      <text:p text:style-name="P13">1 Jeu de photos des lieux</text:p>
      <text:p text:style-name="P13">1 Rapport de motivation des travaux projetés</text:p>
      <text:p text:style-name="P13">1 Exemplaire du plan des travaux</text:p>
      <text:p text:style-name="P13">1 Copie du plan de secteur</text:p>
      <text:p text:style-name="P13">1 Notice d'évaluation des incidences sur l'environnement</text:p>
      <text:p text:style-name="P13">1 Déclaration PEB simplifiée</text:p>
      <text:p text:style-name="P14">1 Demande d'avis </text:p>
      <text:p text:style-name="P13">1 Demande de dérogation</text:p>
      <text:p text:style-name="P13">1 Vue axonométrique</text:p>
      <text:p text:style-name="P6"/>
      <text:p text:style-name="P6"><office:annotation><dc:creator>Gauthier Bastien</dc:creator><dc:date>2011-03-23T11:30:12</dc:date><text:p text:style-name="P18">do text if self.getIsInSubdivision()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8">do text if not self.getIsInSubdivision()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1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0:52.387153768</dc:date>
    <dc:language>fr-FR</dc:language>
    <meta:editing-cycles>102</meta:editing-cycles>
    <meta:editing-duration>P1DT10H8M29S</meta:editing-duration>
    <meta:document-statistic meta:table-count="1" meta:image-count="0" meta:object-count="0" meta:page-count="1" meta:paragraph-count="31" meta:word-count="218" meta:character-count="1557" meta:non-whitespace-character-count="1389"/>
    <meta:user-defined meta:name="Info 1"/>
    <meta:user-defined meta:name="Info 2"/>
    <meta:user-defined meta:name="Info 3"/>
    <meta:user-defined meta:name="Info 4"/>
  </office:meta>
</office:document-meta>
</file>